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910000272A0000272A7F126AF0A4243248.svg" manifest:media-type="image/svg+xml"/>
  <manifest:file-entry manifest:full-path="Pictures/100000010000017B0000017B498546157FB08D47.png" manifest:media-type="image/png"/>
  <manifest:file-entry manifest:full-path="Pictures/100000010000017B0000017BC548A77FFD0CA164.png" manifest:media-type="image/png"/>
  <manifest:file-entry manifest:full-path="Pictures/100005300000272A0000272AFAFDC050FAAD5B6D.svg" manifest:media-type="image/svg+xml"/>
  <manifest:file-entry manifest:full-path="Pictures/100000010000017B0000017BD7E897438D490DFA.png" manifest:media-type="image/png"/>
  <manifest:file-entry manifest:full-path="Pictures/100004770000272A0000272AE364CE1A21FD260C.svg" manifest:media-type="image/svg+xml"/>
  <manifest:file-entry manifest:full-path="Pictures/100000010000017B0000017BB677F704318FE3BF.png" manifest:media-type="image/png"/>
  <manifest:file-entry manifest:full-path="Pictures/1000052E0000272A0000272A2C0A301998A4727E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32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4" draw:name="Text Frame 1" draw:style-name="gr1" draw:text-style-name="P1" svg:width="3.07cm" svg:height="1.324cm" svg:x="2.956cm" svg:y="8.558cm"><draw:text-box><text:p>29</text:p><text:p/></draw:text-box></draw:frame><draw:frame text:anchor-type="paragraph" draw:z-index="5" draw:name="Text Frame 2" draw:style-name="gr1" draw:text-style-name="P1" svg:width="3.07cm" svg:height="1.463cm" svg:x="2.956cm" svg:y="16.734cm"><draw:text-box><text:p>30</text:p><text:p/><text:p/></draw:text-box></draw:frame><draw:frame text:anchor-type="paragraph" draw:z-index="6" draw:name="Text Frame 3" draw:style-name="gr1" draw:text-style-name="P1" svg:width="3.07cm" svg:height="1.463cm" svg:x="13.54cm" svg:y="8.638cm"><draw:text-box><text:p>31</text:p><text:p/><text:p/></draw:text-box></draw:frame><draw:frame text:anchor-type="paragraph" draw:z-index="7" draw:name="Text Frame 4" draw:style-name="gr1" draw:text-style-name="P1" svg:width="3.07cm" svg:height="1.463cm" svg:x="13.831cm" svg:y="16.681cm"><draw:text-box><text:p>32</text:p><text:p/><text:p/></draw:text-box></draw:frame><draw:frame draw:style-name="fr1" draw:name="Image1" text:anchor-type="char" svg:x="-1.672cm" svg:y="-1.72cm" svg:width="9.999cm" svg:height="9.999cm" draw:z-index="0"><draw:image xlink:href="Pictures/1000052E0000272A0000272A2C0A301998A4727E.svg" xlink:type="simple" xlink:show="embed" xlink:actuate="onLoad" draw:mime-type="image/svg+xml"/><draw:image xlink:href="Pictures/100000010000017B0000017BB677F704318FE3BF.png" xlink:type="simple" xlink:show="embed" xlink:actuate="onLoad" draw:mime-type="image/png"/></draw:frame><draw:frame draw:style-name="fr1" draw:name="Image2" text:anchor-type="char" svg:x="-1.725cm" svg:y="17.41cm" svg:width="9.999cm" svg:height="9.999cm" draw:z-index="1"><draw:image xlink:href="Pictures/100004770000272A0000272AE364CE1A21FD260C.svg" xlink:type="simple" xlink:show="embed" xlink:actuate="onLoad" draw:mime-type="image/svg+xml"/><draw:image xlink:href="Pictures/100000010000017B0000017BD7E897438D490DFA.png" xlink:type="simple" xlink:show="embed" xlink:actuate="onLoad" draw:mime-type="image/png"/></draw:frame><draw:frame draw:style-name="fr1" draw:name="Image3" text:anchor-type="char" svg:x="8.763cm" svg:y="-1.667cm" svg:width="9.999cm" svg:height="9.999cm" draw:z-index="2"><draw:image xlink:href="Pictures/100005300000272A0000272AFAFDC050FAAD5B6D.svg" xlink:type="simple" xlink:show="embed" xlink:actuate="onLoad" draw:mime-type="image/svg+xml"/><draw:image xlink:href="Pictures/100000010000017B0000017B498546157FB08D47.png" xlink:type="simple" xlink:show="embed" xlink:actuate="onLoad" draw:mime-type="image/png"/></draw:frame><draw:frame draw:style-name="fr1" draw:name="Image4" text:anchor-type="char" svg:x="8.684cm" svg:y="17.41cm" svg:width="9.999cm" svg:height="9.999cm" draw:z-index="3"><draw:image xlink:href="Pictures/100002910000272A0000272A7F126AF0A4243248.svg" xlink:type="simple" xlink:show="embed" xlink:actuate="onLoad" draw:mime-type="image/svg+xml"/><draw:image xlink:href="Pictures/100000010000017B0000017BC548A77FFD0CA16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11:07:43.116626697</meta:creation-date>
    <dc:date>2023-05-16T11:09:51.119049709</dc:date>
    <meta:editing-duration>PT2M8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